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3pt" fo:font-style="italic" style:text-underline-style="none" fo:font-weight="bold" officeooo:paragraph-rsid="0019ae7e" style:font-size-asian="13pt" style:font-style-asian="italic" style:font-weight-asian="bold" style:font-size-complex="13pt" style:font-style-complex="italic" style:font-weight-complex="bold"/>
    </style:style>
    <style:style style:name="P2" style:family="paragraph" style:parent-style-name="Standard">
      <style:text-properties fo:font-size="13pt" fo:font-style="normal" style:text-underline-style="none" fo:font-weight="normal" officeooo:paragraph-rsid="00153077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paragraph-rsid="000e8721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paragraph-rsid="0016fbea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italic" style:text-underline-style="none" fo:font-weight="bold" officeooo:paragraph-rsid="000f42f5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size="12pt" fo:font-style="italic" style:text-underline-style="none" fo:font-weight="bold" officeooo:paragraph-rsid="001127d0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font-size="12pt" fo:font-style="italic" style:text-underline-style="none" fo:font-weight="bold" officeooo:paragraph-rsid="0016fbea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0e8721" officeooo:paragraph-rsid="000e8721" fo:background-color="#ff0000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153077" officeooo:paragraph-rsid="00153077" fo:background-color="#ff0000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0e8721" officeooo:paragraph-rsid="000e8721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153077" officeooo:paragraph-rsid="00153077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text-properties fo:font-size="12pt" fo:font-style="italic" style:text-underline-style="none" fo:font-weight="bold" officeooo:rsid="000e8721" officeooo:paragraph-rsid="000e8721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2pt" fo:font-style="italic" style:text-underline-style="none" fo:font-weight="bold" officeooo:rsid="0016fbea" officeooo:paragraph-rsid="0016fbea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font-size="12pt" fo:font-style="italic" style:text-underline-style="none" fo:font-weight="bold" officeooo:rsid="001127d0" officeooo:paragraph-rsid="001127d0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size="12pt" fo:font-style="normal" style:text-underline-style="none" fo:font-weight="normal" officeooo:rsid="000e8721" officeooo:paragraph-rsid="000e8721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0f42f5" officeooo:paragraph-rsid="000e8721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0f42f5" officeooo:paragraph-rsid="000f42f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officeooo:rsid="001127d0" officeooo:paragraph-rsid="001127d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normal" officeooo:rsid="001127d0" officeooo:paragraph-rsid="001a24b8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text-properties fo:font-size="12pt" fo:font-style="normal" style:text-underline-style="none" fo:font-weight="normal" officeooo:rsid="001127d0" officeooo:paragraph-rsid="001a24b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style:text-underline-style="none" fo:font-weight="normal" officeooo:rsid="001127d0" officeooo:paragraph-rsid="001bfa9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style:text-underline-style="none" fo:font-weight="normal" officeooo:rsid="0011a0bb" officeooo:paragraph-rsid="001127d0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style:text-underline-style="none" fo:font-weight="normal" officeooo:rsid="0016fbea" officeooo:paragraph-rsid="0016fbe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ff0000" fo:font-size="12pt" fo:font-style="normal" style:text-underline-style="none" fo:font-weight="normal" officeooo:rsid="001127d0" officeooo:paragraph-rsid="001dc617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ff0000" fo:font-size="12pt" fo:font-style="italic" style:text-underline-style="solid" style:text-underline-width="auto" style:text-underline-color="font-color" fo:font-weight="bold" officeooo:rsid="001127d0" officeooo:paragraph-rsid="001dc617" style:font-size-asian="10.5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text-properties style:use-window-font-color="true" fo:font-size="12pt" fo:font-style="normal" style:text-underline-style="none" fo:font-weight="normal" officeooo:rsid="001127d0" officeooo:paragraph-rsid="001dc617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color="#000000" fo:font-size="12pt" fo:font-style="normal" style:text-underline-style="none" fo:font-weight="normal" officeooo:rsid="001127d0" officeooo:paragraph-rsid="001dcba2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color="#000000" fo:font-size="12pt" fo:font-style="italic" style:text-underline-style="solid" style:text-underline-width="auto" style:text-underline-color="font-color" fo:font-weight="bold" officeooo:rsid="001127d0" officeooo:paragraph-rsid="001dc617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e8721"/>
    </style:style>
    <style:style style:name="T2" style:family="text">
      <style:text-properties officeooo:rsid="000f42f5"/>
    </style:style>
    <style:style style:name="T3" style:family="text">
      <style:text-properties fo:font-style="italic" fo:font-weight="bold" officeooo:rsid="000e872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6fbea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officeooo:rsid="000f42f5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127d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1a0b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6fbea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9ae7e" style:font-style-asian="normal" style:font-weight-asian="normal" style:font-style-complex="normal" style:font-weight-complex="normal"/>
    </style:style>
    <style:style style:name="T10" style:family="text">
      <style:text-properties officeooo:rsid="001127d0"/>
    </style:style>
    <style:style style:name="T11" style:family="text">
      <style:text-properties officeooo:rsid="00153077"/>
    </style:style>
    <style:style style:name="T12" style:family="text">
      <style:text-properties officeooo:rsid="0016fbea"/>
    </style:style>
    <style:style style:name="T13" style:family="text">
      <style:text-properties officeooo:rsid="0019ae7e"/>
    </style:style>
    <style:style style:name="T14" style:family="text">
      <style:text-properties officeooo:rsid="001a24b8"/>
    </style:style>
    <style:style style:name="T15" style:family="text">
      <style:text-properties style:text-underline-style="solid" style:text-underline-width="auto" style:text-underline-color="font-color" officeooo:rsid="001a24b8"/>
    </style:style>
    <style:style style:name="T16" style:family="text">
      <style:text-properties officeooo:rsid="001bfa9a"/>
    </style:style>
    <style:style style:name="T17" style:family="text">
      <style:text-properties officeooo:rsid="001dc617"/>
    </style:style>
    <style:style style:name="T18" style:family="text">
      <style:text-properties style:text-underline-style="none" officeooo:rsid="001dc617"/>
    </style:style>
    <style:style style:name="T19" style:family="text">
      <style:text-properties fo:color="#ff0000" fo:font-style="italic" style:text-underline-style="solid" style:text-underline-width="auto" style:text-underline-color="font-color" fo:font-weight="bold" officeooo:rsid="001dc617" style:font-style-asian="italic" style:font-weight-asian="bold" style:font-style-complex="italic" style:font-weight-complex="bold"/>
    </style:style>
    <style:style style:name="T20" style:family="text">
      <style:text-properties fo:color="#ff0000" fo:font-style="italic" style:text-underline-style="none" fo:font-weight="bold" officeooo:rsid="001dc617" style:font-style-asian="italic" style:font-weight-asian="bold" style:font-style-complex="italic" style:font-weight-complex="bold"/>
    </style:style>
    <style:style style:name="T21" style:family="text">
      <style:text-properties fo:color="#ff0000" fo:font-style="normal" style:text-underline-style="none" fo:font-weight="bold" officeooo:rsid="001dc617" style:font-style-asian="normal" style:font-weight-asian="bold" style:font-style-complex="normal" style:font-weight-complex="bold"/>
    </style:style>
    <style:style style:name="T22" style:family="text">
      <style:text-properties fo:color="#ff0000" officeooo:rsid="001dc617"/>
    </style:style>
    <style:style style:name="T23" style:family="text">
      <style:text-properties fo:color="#ff0000" officeooo:rsid="001dcba2"/>
    </style:style>
    <style:style style:name="T24" style:family="text">
      <style:text-properties style:use-window-font-color="true"/>
    </style:style>
    <style:style style:name="T25" style:family="text">
      <style:text-properties officeooo:rsid="001dcb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.1 Kommunikationsstörungen</text:p>
      <text:p text:style-name="P10"/>
      <text:p text:style-name="P12"/>
      <text:p text:style-name="P3"><text:span text:style-name="T3">Ursachen:</text:span><text:span text:style-name="T1"> <text:tab/><text:tab/>- Störung durch Geräusche (Lärmpegel)</text:span></text:p>
      <text:p text:style-name="P15"><text:tab/><text:tab/><text:tab/>- Unversändliche der Sprache (Dialekt, geringe Sprachkenntnisse)</text:p>
      <text:p text:style-name="P15"><text:tab/><text:tab/><text:tab/>- Unkenntniss vom Sachverhalt</text:p>
      <text:p text:style-name="P15"><text:tab/><text:tab/><text:tab/>- Einseitig oder fehlendes Intresse</text:p>
      <text:p text:style-name="P15"><text:tab/><text:tab/><text:tab/>- Störung der Informations Technik</text:p>
      <text:p text:style-name="P3"><text:span text:style-name="T1"><text:tab/><text:tab/><text:tab/>- </text:span><text:span text:style-name="T2">Zuviel Körpersprache und zwischenmenschliche Probleme</text:span></text:p>
      <text:p text:style-name="P16"/>
      <text:p text:style-name="P17"/>
      <text:p text:style-name="P5"><text:span text:style-name="T2">Folgen:<text:tab/><text:tab/></text:span><text:span text:style-name="T5">- Fehlverhalten</text:span></text:p>
      <text:p text:style-name="P17"><text:tab/><text:tab/><text:tab/>- Missverständnisse</text:p>
      <text:p text:style-name="P17"><text:tab/><text:tab/><text:tab/>- Vertrauensverlust</text:p>
      <text:p text:style-name="P17"><text:tab/><text:tab/><text:tab/>- Informationsverlust</text:p>
      <text:p text:style-name="P17"><text:tab/><text:tab/><text:tab/>- Psychische Probleme</text:p>
      <text:p text:style-name="P17"/>
      <text:p text:style-name="P17"/>
      <text:p text:style-name="P6"><text:span text:style-name="T10">Vermeidung:<text:tab/></text:span><text:span text:style-name="T6">- Technik überprüfen</text:span></text:p>
      <text:p text:style-name="P18"><text:tab/><text:tab/><text:tab/>- Artikulation</text:p>
      <text:p text:style-name="P18"><text:tab/><text:tab/><text:tab/>- Körpersprache begrenzt einsetzen</text:p>
      <text:p text:style-name="P6"><text:span text:style-name="T6"><text:tab/><text:tab/><text:tab/>- Rückfragen </text:span><text:span text:style-name="T7">und</text:span><text:span text:style-name="T6"> Überprüfung</text:span></text:p>
      <text:p text:style-name="P6"><text:span text:style-name="T6"><text:tab/><text:tab/><text:tab/>- </text:span><text:span text:style-name="T7">Blickkontakt</text:span></text:p>
      <text:p text:style-name="P6"><text:span text:style-name="T6"><text:tab/><text:tab/><text:tab/></text:span><text:span text:style-name="T7">- Vetrauen schaffen</text:span></text:p>
      <text:p text:style-name="P22"><text:tab/><text:tab/><text:tab/>- Sachverhalt von zwischenmenschlichen Beziehungen trennen</text:p>
      <text:p text:style-name="P22"/>
      <text:p text:style-name="P22"/>
      <text:p text:style-name="P11"/>
      <text:p text:style-name="P9">1.2 Empfangen und verarbeiten von Informationen</text:p>
      <text:p text:style-name="P11"/>
      <text:p text:style-name="P13"/>
      <text:p text:style-name="P4"><text:span text:style-name="T4">Ablauf:</text:span><text:span text:style-name="T12"><text:tab/><text:tab/>- Wahrnehmung (Hören, lesen etc.)</text:span></text:p>
      <text:p text:style-name="P23"><text:tab/><text:tab/><text:tab/>- Verarbeitung (Verstehen, Denken)<text:tab/><text:tab/><text:tab/></text:p>
      <text:p text:style-name="P23"><text:tab/><text:tab/><text:tab/>- Wertung</text:p>
      <text:p text:style-name="P23"><text:tab/><text:tab/><text:tab/>- Rückmeldung (Reaktion)</text:p>
      <text:p text:style-name="P23"><text:tab/><text:tab/><text:tab/></text:p>
      <text:p text:style-name="P23"/>
      <text:p text:style-name="P7"><text:span text:style-name="T12">Kommunikations-:<text:tab/></text:span><text:span text:style-name="T8">- Beziehungsebene (gekennzeichnet durch zwischenmenschliche </text:span><text:span text:style-name="T12">ebenen</text:span><text:span text:style-name="T8"><text:tab/><text:tab/> <text:s/>Beziehung, subjektiver Einfluss.) </text:span></text:p>
      <text:p text:style-name="P23"><text:tab/><text:tab/><text:tab/>- Sachebene (übermitteln objektiver Tatbestände)</text:p>
      <text:p text:style-name="P23"><text:tab/><text:tab/><text:tab/>- Gefühlsebene (Vearbeitung von Prozessen, nicht steuerbar)</text:p>
      <text:p text:style-name="P23"/>
      <text:p text:style-name="P23"/>
      <text:p text:style-name="P1"><text:span text:style-name="T13">Persönlichkeits-:<text:tab/></text:span><text:span text:style-name="T9">- Das kindliche Ich</text:span></text:p>
      <text:p text:style-name="P1"><text:span text:style-name="T13">Zustände<text:tab/><text:tab/></text:span><text:span text:style-name="T9">- Das erwachsene Ich</text:span></text:p>
      <text:p text:style-name="P2"><text:span text:style-name="T11"><text:tab/><text:tab/><text:tab/></text:span><text:span text:style-name="T13">- Das elterliche Ich</text:span></text:p>
      <text:p text:style-name="P22"/>
      <text:p text:style-name="P22"/>
      <text:p text:style-name="P18"><text:soft-page-break/></text:p>
      <text:p text:style-name="P14"><text:span text:style-name="T15">1.3 Kommunikationsregeln (Ergänzung zu Kommunikationszuständen)</text:span></text:p>
      <text:p text:style-name="P14"/>
      <text:list xml:id="list744673833" text:style-name="L1">
        <text:list-item>
          <text:p text:style-name="P20"><text:span text:style-name="T14">Parallele Kommunikation</text:span></text:p>
        </text:list-item>
      </text:list>
      <text:p text:style-name="P19"><text:span text:style-name="T14"><text:s text:c="8"/>→ <text:s/>Partner befinden sich im gleiche Persönlichkeitszustand.</text:span></text:p>
      <text:p text:style-name="P19"><text:span text:style-name="T14"><text:s text:c="8"/>→ <text:s/>meist harmonischer Verlauf kann unendlich verlaufen</text:span></text:p>
      <text:p text:style-name="P19"><text:span text:style-name="T14"><text:s text:c="5"/></text:span></text:p>
      <text:p text:style-name="P19"><text:span text:style-name="T14"><text:s text:c="5"/>2. <text:s text:c="2"/>Gekreuzte Kommunikation</text:span></text:p>
      <text:p text:style-name="P19"><text:span text:style-name="T14"><text:s text:c="9"/>→ unterschiedliche oder entgegengesetzte Persönlichkeitszustände</text:span></text:p>
      <text:p text:style-name="P21"><text:span text:style-name="T14"><text:s text:c="9"/>→ ungleichheit wird demonstiert =&gt; oft Abbruch bzw. Machtkämpfe</text:span></text:p>
      <text:p text:style-name="P21"><text:span text:style-name="T14"/></text:p>
      <text:p text:style-name="P21"><text:span text:style-name="T14"><text:s text:c="5"/></text:span><text:span text:style-name="T16">3. <text:s text:c="2"/>Verdeckte Kommunikation</text:span></text:p>
      <text:p text:style-name="P19"><text:span text:style-name="T14"><text:s text:c="9"/></text:span><text:span text:style-name="T16">→ unausgesprochene Verhaltensweise, Gefühle und Beziehungen bestimmen den <text:s text:c="10"/><text:tab/> <text:s text:c="2"/>Kommunikationsverlauf</text:span></text:p>
      <text:p text:style-name="P19"><text:span text:style-name="T16"/></text:p>
      <text:p text:style-name="P19"><text:span text:style-name="T16"/></text:p>
      <text:p text:style-name="P25"><text:span text:style-name="T17"/></text:p>
      <text:p text:style-name="P25"><text:span text:style-name="T17">Nonverbale Sprache</text:span></text:p>
      <text:p text:style-name="P25"><text:span text:style-name="T18"><text:s text:c="2"/></text:span><text:span text:style-name="T17">- Körpersprache -</text:span></text:p>
      <text:p text:style-name="P25"><text:span text:style-name="T17"/></text:p>
      <text:p text:style-name="P26"><text:span text:style-name="T17">· dazu zählen:<text:tab/>→ <text:s/>Gestik</text:span></text:p>
      <text:p text:style-name="P26"><text:span text:style-name="T17"><text:tab/><text:tab/><text:tab/>→ <text:s/>Mimik</text:span></text:p>
      <text:p text:style-name="P26"><text:span text:style-name="T17"><text:tab/><text:tab/><text:tab/>→ <text:s/>Körperhaltung</text:span></text:p>
      <text:p text:style-name="P26"><text:span text:style-name="T22"><text:tab/><text:tab/><text:tab/></text:span><text:span text:style-name="T17">→</text:span><text:span text:style-name="T22"> <text:s/></text:span><text:span text:style-name="T17">Sprachstil</text:span><text:span text:style-name="T22"> </text:span></text:p>
      <text:p text:style-name="P26"><text:span text:style-name="T22"/></text:p>
      <text:p text:style-name="P27"><text:span text:style-name="T25">· Wahrnehmung erfolgt über die Sinne des Mensche und die Reaktion erfolgt nach <text:s text:c="24"/>Verarbeitung und Erfahrung.</text:span></text:p>
      <text:p text:style-name="P27"><text:span text:style-name="T25"/></text:p>
      <text:p text:style-name="P27"><text:span text:style-name="T25"/></text:p>
      <text:p text:style-name="P28"><text:span text:style-name="T17"/></text:p>
      <text:p text:style-name="P25"><text:span text:style-name="T17"/></text:p>
      <text:p text:style-name="P24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0-09T09:04:00</meta:creation-date>
    <dc:date>2012-11-27T08:14:35</dc:date>
    <dc:creator>Dennis Diehm</dc:creator>
    <meta:editing-duration>PT2H8M31S</meta:editing-duration>
    <meta:editing-cycles>10</meta:editing-cycles>
    <meta:generator>LibreOffice/3.6$Linux_x86 LibreOffice_project/360m1$Build-2</meta:generator>
    <meta:document-statistic meta:table-count="0" meta:image-count="0" meta:object-count="0" meta:page-count="2" meta:paragraph-count="48" meta:word-count="212" meta:character-count="1925" meta:non-whitespace-character-count="1564"/>
  </office:meta>
</office:document-meta>
</file>